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/>
    </style:style>
    <style:style style:name="P3" style:parent-style-name="Standard" style:list-style-name="LFO1" style:family="paragraph"/>
    <style:style style:name="P4" style:parent-style-name="ListParagraph" style:list-style-name="LFO1" style:family="paragraph">
      <style:paragraph-properties style:vertical-align="auto"/>
      <style:text-properties fo:hyphenate="true"/>
    </style:style>
    <style:style style:name="T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7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P8" style:parent-style-name="ListParagraph" style:list-style-name="LFO1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9" style:parent-style-name="ListParagraph" style:list-style-name="LFO1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0" style:parent-style-name="ListParagraph" style:list-style-name="LFO1" style:family="paragraph">
      <style:paragraph-properties style:vertical-align="auto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1" style:parent-style-name="Standard" style:list-style-name="LFO1" style:family="paragraph"/>
    <style:style style:name="T12" style:parent-style-name="DefaultParagraphFont" style:family="text">
      <style:text-properties fo:font-style="italic" style:font-style-asian="italic"/>
    </style:style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T15" style:parent-style-name="DefaultParagraphFont" style:family="text">
      <style:text-properties fo:font-style="italic" style:font-style-asian="italic"/>
    </style:style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Standard" style:list-style-name="LFO2" style:family="paragraph"/>
    <style:style style:name="P22" style:parent-style-name="Normal" style:family="paragraph">
      <style:paragraph-properties style:vertical-align="auto"/>
      <style:text-properties fo:hyphenate="true"/>
    </style:style>
    <style:style style:name="T23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2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US" style:language-complex="ar" style:country-complex="SA"/>
    </style:style>
    <style:style style:name="T2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</office:automatic-styles>
  <office:body>
    <office:text text:use-soft-page-breaks="true">
      <text:list text:style-name="LFO1" text:continue-numbering="true">
        <text:list-item>
          <text:p text:style-name="P1">Ploetz, E., S. Laimgruber, S. Berner, W. Zinth, and P. Gilch. “Femtosecond Stimulated Raman Microscopy.”<text:s/><text:span text:style-name="T2">Applied Physics B</text:span><text:s/>87, no. 3 (May 2007): 389–93.<text:s/><text:a xlink:href="https://doi.org/10.1007/s00340-007-2630-x" office:target-frame-name="_top" xlink:show="replace">https://doi.org/10.1007/s00340-007-2630-x</text:a>.</text:p>
          <text:list text:continue-numbering="true">
            <text:list-item>
              <text:p text:style-name="P3">The Raman spectrum is read out by a spectrograh at 1 Khz, they average 1000 laser shots (500 Raman pump shots) at each pixel.</text:p>
            </text:list-item>
          </text:list>
        </text:list-item>
        <text:list-item>
          <text:p text:style-name="P4"><text:span text:style-name="T5">C. W. Freudiger et al., Science<text:s/></text:span><text:span text:style-name="T6">322</text:span><text:span text:style-name="T7">, 1857 (2008).</text:span></text:p>
          <text:list text:continue-numbering="true">
            <text:list-item>
              <text:p text:style-name="P8">They do SRS spectroscopy, but with a weak pump intensity and long pulse duration.<text:s/></text:p>
            </text:list-item>
            <text:list-item>
              <text:p text:style-name="P9">This results in little signal, but they use lock-in detection (i.e., modulating pump beam, and detecting the modulation on the stokes beam) to get back the SNR. They can detect intensity changes on the order 10^-10 in 1s.<text:s/></text:p>
            </text:list-item>
            <text:list-item>
              <text:p text:style-name="P10">For the<text:s/>actual imaging, they use a 300 us time constant for the lock-in amplification, but a pixel dwell time of 170 us</text:p>
            </text:list-item>
          </text:list>
        </text:list-item>
        <text:list-item>
          <text:p text:style-name="P11">Nandakumar, P, A Kovalev, and A Volkmer. “Vibrational Imaging Based on Stimulated Raman Scattering Microscopy.”<text:s/><text:span text:style-name="T12">New Journal of Physics</text:span><text:s/>11, no. 3 (March 25, 2009): 033026.<text:s/><text:a xlink:href="https://doi.org/10.1088/1367-2630/11/3/033026" office:target-frame-name="_top" xlink:show="replace">https://doi.org/10.1088/1367-2630/11/3/033026</text:a>.</text:p>
          <text:list text:continue-numbering="true">
            <text:list-item>
              <text:p text:style-name="P13">They didn’t seem that concerned about bandwidth, they just tuned their laser to look at different peaks for different samples. They did fully resolve the spectral dependance of the C-H stretch for one of the beads, but that was to validate that their raman absorption signal matched expected results.</text:p>
            </text:list-item>
          </text:list>
        </text:list-item>
        <text:list-item>
          <text:p text:style-name="P14">Tamamitsu, Miu, Yusuke Sakaki, Tasuku Nakamura, G. Krishna Podagatlapalli, Takuro Ideguchi, and Keisuke Goda. “Ultrafast Broadband Fourier-Transform CARS Spectroscopy at 50,000 Spectra/s Enabled by a Scanning Fourier-Domain Delay Line.”<text:s/><text:span text:style-name="T15">Vibrational Spectroscopy</text:span><text:s/>91 (July 2017): 163–69.<text:s/><text:a xlink:href="https://doi.org/10.1016/j.vibspec.2016.07.007" office:target-frame-name="_top" xlink:show="replace">https://doi.org/10.1016/j.vibspec.2016.07.007</text:a>.</text:p>
          <text:list text:continue-numbering="true">
            <text:list-item>
              <text:p text:style-name="P16">“Frequency-swept laser in SRS spectroscopy is useful for higher-speed CRS imaging applications, achieving 30.8 spectral frames/s with a resolution of 500x480 pixels/frame. However its frequency sweep can only be performed in a frame-by-frame manner, which limits the spectrum acquisition speed, while accessible Raman spectral bandwidth is limited to 300 cm^-1.</text:p>
            </text:list-item>
            <text:list-item>
              <text:p text:style-name="P17">This one is based off a Ti:S</text:p>
            </text:list-item>
            <text:list-item>
              <text:p text:style-name="P18">The downside is that the system is a host of moving parts, and a pulse shaper.</text:p>
            </text:list-item>
            <text:list-item>
              <text:p text:style-name="P19">Furthermore, the “nonlinear increase of the group delay produced by the polygonal Fourier-domain delay line requires a nonlinear sampling of the CARS interferogram.” They have shown that an “analyzable CARS spectrum can still be retrieved by from a constantly digitized waveform by using a theoretically predictable nonlinear resampling approach. While some<text:s/><text:span text:style-name="T20">spectral distortion</text:span><text:s/>is expected to occur due to the re-sampling technique, [they] assume it can be reduced by digitizing the analog signal at a higher sampling rate or employing a real-time analog phase-correcting sampling technique.”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oal for this golden hour:<text:s/></text:p>
      <text:list text:style-name="LFO2" text:continue-numbering="true">
        <text:list-item>
          <text:p text:style-name="P21">Finish three papers (20 minutes each)</text:p>
        </text:list-item>
      </text:list>
      <text:p text:style-name="Standard"/>
      <text:p text:style-name="Standard"/>
      <text:p text:style-name="P22"><text:span text:style-name="T23">C. W. Freudiger et al., Science<text:s/></text:span><text:span text:style-name="T24">322</text:span><text:span text:style-name="T25">, 1857 (2008)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eter Tz Shin Chang</dc:creator>
    <meta:creation-date>2023-06-30T11:54:00Z</meta:creation-date>
    <dc:date>2023-07-03T17:14:00Z</dc:date>
    <meta:template xlink:href="Normal.dotm" xlink:type="simple"/>
    <meta:editing-cycles>14</meta:editing-cycles>
    <meta:editing-duration>PT16020S</meta:editing-duration>
    <meta:document-statistic meta:page-count="2" meta:paragraph-count="6" meta:word-count="453" meta:character-count="3035" meta:row-count="21" meta:non-whitespace-character-count="2588"/>
  </office:meta>
</office:document-meta>
</file>